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1">
      <style:paragraph-properties fo:margin-top="0in" fo:margin-bottom="0in"/>
      <style:text-properties fo:font-weight="bold" style:font-weight-asian="bold" style:font-weight-complex="bold"/>
    </style:style>
    <style:style style:name="P7" style:family="paragraph" style:parent-style-name="Text_20_body" style:list-style-name="L2">
      <style:paragraph-properties fo:margin-top="0in" fo:margin-bottom="0in"/>
      <style:text-properties fo:font-weight="bold" style:font-weight-asian="bold" style:font-weight-complex="bold"/>
    </style:style>
    <style:style style:name="P8" style:family="paragraph" style:parent-style-name="Text_20_body" style:list-style-name="L2">
      <style:paragraph-properties fo:margin-top="0in" fo:margin-bottom="0in"/>
      <style:text-properties fo:color="#0000ff" fo:font-weight="bold" style:font-weight-asian="bold" style:font-weight-complex="bold"/>
    </style:style>
    <style:style style:name="P9" style:family="paragraph" style:parent-style-name="Text_20_body" style:list-style-name="L1">
      <style:paragraph-properties fo:margin-top="0in" fo:margin-bottom="0in"/>
      <style:text-properties fo:color="#0000ff" fo:font-weight="bold" style:font-weight-asian="bold" style:font-weight-complex="bold"/>
    </style:style>
    <style:style style:name="P10" style:family="paragraph" style:parent-style-name="Text_20_body" style:list-style-name="L1">
      <style:paragraph-properties fo:margin-top="0in" fo:margin-bottom="0in"/>
      <style:text-properties fo:color="#0000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1006700551063551" text:style-name="L1">
        <text:list-item>
          <text:p text:style-name="P10"><text:span text:style-name="T1">Introduction</text:span> </text:p>
          <text:list>
            <text:list-item>
              <text:p text:style-name="P4"><text:span text:style-name="T1">Purpose</text:span> – Create a site where users can view and purchase products, and collaborate on reviews.</text:p>
            </text:list-item>
            <text:list-item>
              <text:p text:style-name="P4"><text:span text:style-name="T1">System overview</text:span> – a website using Java EE and an Oracle database to provide a user interface for product functions.</text:p>
            </text:list-item>
          </text:list>
        </text:list-item>
        <text:list-item>
          <text:p text:style-name="P9">Overall description </text:p>
          <text:list>
            <text:list-item>
              <text:p text:style-name="P6">Product perspective </text:p>
              <text:list>
                <text:list-item>
                  <text:p text:style-name="P4"><text:span text:style-name="T1">System Interfaces</text:span> – JPA, Oracle database</text:p>
                </text:list-item>
                <text:list-item>
                  <text:p text:style-name="P4"><text:span text:style-name="T1">User Interfaces</text:span> – The system shall provide the following user interface:</text:p>
                  <text:list>
                    <text:list-item>
                      <text:p text:style-name="P4"><text:span text:style-name="T1">User Accounts</text:span>: login, create an account, forgot password, logout, user profile, transaction history, wishlist</text:p>
                    </text:list-item>
                    <text:list-item>
                      <text:p text:style-name="P4"><text:span text:style-name="T1">Product display</text:span>: display a list of products, product details, and a search function</text:p>
                    </text:list-item>
                    <text:list-item>
                      <text:p text:style-name="P4"><text:span text:style-name="T1">Purchase</text:span>: view cart, confirm order, display tax, shipping, and total price</text:p>
                    </text:list-item>
                    <text:list-item>
                      <text:p text:style-name="P4"><text:span text:style-name="T1">Reviews</text:span>: add a review, display reviews, show sentiments, show how many users found it helpful</text:p>
                    </text:list-item>
                    <text:list-item>
                      <text:p text:style-name="P4"><text:span text:style-name="T1">Custom Error Pages</text:span>: 500 – jsp errors, 404 – page not found, java error page</text:p>
                    </text:list-item>
                  </text:list>
                </text:list-item>
                <text:list-item>
                  <text:p text:style-name="P4"><text:span text:style-name="T1">Hardware interfaces</text:span> – need a system adequate for running Oracle and Tomcat Apache web server.</text:p>
                </text:list-item>
                <text:list-item>
                  <text:p text:style-name="P4"><text:span text:style-name="T1">Communication Interfaces</text:span> – the system shall provide an SMTP email server to provide emails between the system and users.</text:p>
                </text:list-item>
                <text:list-item>
                  <text:p text:style-name="P4"><text:span text:style-name="T1">Operations</text:span>: the system shall encrypt the user passwords stored in the database. </text:p>
                </text:list-item>
              </text:list>
            </text:list-item>
          </text:list>
        </text:list-item>
      </text:list>
      <text:list xml:id="list7788704538502211944" text:style-name="L2">
        <text:list-item>
          <text:p text:style-name="P8">Overall description </text:p>
          <text:list>
            <text:list-item>
              <text:p text:style-name="P5"><text:span text:style-name="T1">User characteristics </text:span>– Young people in their 20s who are tech savvy</text:p>
            </text:list-item>
            <text:list-item>
              <text:p text:style-name="P5"><text:span text:style-name="T1">Constraints, assumptions and dependencies</text:span> – Our 20 something users like to contribute online</text:p>
            </text:list-item>
          </text:list>
        </text:list-item>
        <text:list-item>
          <text:p text:style-name="P8">Specific requirements </text:p>
          <text:list>
            <text:list-item>
              <text:p text:style-name="P5"><text:span text:style-name="T1">External interface requirements</text:span>: the system shall interface with the web server, the email server</text:p>
            </text:list-item>
            <text:list-item>
              <text:p text:style-name="P5"><text:span text:style-name="T1">Functional requirements:</text:span> </text:p>
              <text:list>
                <text:list-item>
                  <text:p text:style-name="P5">The system shall use Java EE web application including servlets and JPA.</text:p>
                </text:list-item>
              </text:list>
            </text:list-item>
            <text:list-item>
              <text:p text:style-name="P5"><text:span text:style-name="T1">Performance requirements</text:span>: Fast and available performance.</text:p>
            </text:list-item>
            <text:list-item>
              <text:p text:style-name="P7">Design constraints </text:p>
              <text:list>
                <text:list-item>
                  <text:p text:style-name="P5">Standards Compliance: shall be responsive and usable on all screen types and sizes.</text:p>
                </text:list-item>
              </text:list>
            </text:list-item>
            <text:list-item>
              <text:p text:style-name="P5"><text:span text:style-name="T1">Logical database requirement: </text:span><text:span text:style-name="T2">Store the products, users, reviews, orders in an Oracle database with relationships established so that users can be connected to their orders, shopping cart, and products.</text:span></text:p>
            </text:list-item>
            <text:list-item>
              <text:p text:style-name="P7">Software System attributes </text:p>
              <text:list>
                <text:list-item>
                  <text:p text:style-name="P5"><text:span text:style-name="T1">Availability &amp; Reliability</text:span>: The system shall be operational 99.999% of the time.</text:p>
                </text:list-item>
                <text:list-item>
                  <text:p text:style-name="P5"><text:span text:style-name="T1">Security</text:span>: </text:p>
                  <text:list>
                    <text:list-item>
                      <text:p text:style-name="P5">The system shall provide state of the art password encryption and hashing. </text:p>
                    </text:list-item>
                    <text:list-item>
                      <text:p text:style-name="P5">The administrator can not be created by an online user. </text:p>
                    </text:list-item>
                    <text:list-item>
                      <text:p text:style-name="P5">Our login prompt prohibits cross side scripting.</text:p>
                    </text:list-item>
                    <text:list-item>
                      <text:p text:style-name="P5"><text:soft-page-break/>Prevent unauthorized access of web pages and system information.</text:p>
                    </text:list-item>
                  </text:list>
                </text:list-item>
                <text:list-item>
                  <text:p text:style-name="P5"><text:span text:style-name="T1">Maintainability &amp; Portability:</text:span> The code is maintained on github and can be accessed from anywhere. </text:p>
                </text:list-item>
              </text:list>
            </text:list-item>
            <text:list-item>
              <text:p text:style-name="P2"><text:span text:style-name="T1">Other requirements</text:span>: Other requirements shall be added at the discretion of Dave, however these added requirements shall go through the proper change control procedures.</text:p>
            </text:list-item>
          </text:list>
        </text:list-item>
      </text:list>
      <text:list xml:id="list153379550" text:continue-list="list1191006700551063551" text:style-name="L1">
        <text:list-item>
          <text:list>
            <text:list-item>
              <text:p text:style-name="P6">Product functions:</text:p>
              <text:list>
                <text:list-item>
                  <text:p text:style-name="P4"><text:span text:style-name="T2">Your application should allow the user to view a list of products with pictures and select a product to add to the shopping cart.</text:span></text:p>
                </text:list-item>
                <text:list-item>
                  <text:p text:style-name="P4"><text:span text:style-name="T2">Each product should contain a name, description and price and any other information you want to add. The products </text:span><text:span text:style-name="Emphasis"><text:span text:style-name="T2">must be</text:span></text:span><text:span text:style-name="T2"> stored in the database. The images can be saved as files or urls. After the application is complete you will be adding a new product and removing a product from the database. This change should not break your application.</text:span></text:p>
                </text:list-item>
                <text:list-item>
                  <text:p text:style-name="P1"><text:span text:style-name="T2">The user should be able to browse the list, see product details and add the product to their cart. Then the user can go back to the list and shop more or can go to the cart to checkout.</text:span></text:p>
                </text:list-item>
                <text:list-item>
                  <text:p text:style-name="P1"><text:span text:style-name="T2">Modify your Samazon Shopping Site to include a Login page and add a button which allows a logged in user to place an order. The button should be visible for logged in users but not visible for others. However, any user can add to the shopping cart. Items added to a user's shopping cart are visible only to that user.</text:span></text:p>
                </text:list-item>
              </text:list>
            </text:list-item>
          </text:list>
        </text:list-item>
      </text:list>
      <text:list xml:id="list3313607919619435717" text:style-name="L4">
        <text:list-item>
          <text:list>
            <text:list-item>
              <text:list>
                <text:list-item>
                  <text:list>
                    <text:list-item>
                      <text:list>
                        <text:list-item>
                          <text:p text:style-name="P3">Add an additional user to the database. You can do this from SQL Developer. You do not need to create a new user page at this time. Adding an additional user should not break your application. </text:p>
                        </text:list-item>
                        <text:list-item>
                          <text:p text:style-name="P3">Add three additional products to the database. These should show in the website and should not break your application. Again, you can add them directly to the database. You do not have to create a page to insert items.</text:p>
                        </text:list-item>
                        <text:list-item>
                          <text:p text:style-name="P3">The user's name and the number of items in the cart should display on every page when they are logged in. If the user is not logged in then a link should appear instead of the user name to allow the user to log in.</text:p>
                        </text:list-item>
                        <text:list-item>
                          <text:p text:style-name="P3">The background color of the application should be different for a logged in user than for a user who is just browsing.</text:p>
                        </text:list-item>
                        <text:list-item>
                          <text:p text:style-name="P3">Once the order is placed then save the shopping cart to the database.  </text:p>
                        </text:list-item>
                        <text:list-item>
                          <text:p text:style-name="P3">Allow the user to create a wish list. They should be able to get to their wish list from any page and add any product to their wish list. From the wish list they can add a product to their cart.</text:p>
                        </text:list-item>
                        <text:list-item>
                          <text:p text:style-name="P3">Use a hash and a salt to store and verify the password.  Generate a random salt. Append that salt to the password. Encrypt the password + salt with SHA-56.  Store the encrypted value and the salt in the database. When the user logs in again then get the salt and hash their entered password with the salt. Compare the resulting hash with the value stored in the database. The method for generating the hash and salt will be provided in a separate content page.</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udent MC</meta:initial-creator>
    <meta:creation-date>2016-07-20T13:15:41</meta:creation-date>
    <meta:generator>OpenOffice/4.1.0$Unix OpenOffice.org_project/410m18$Build-9764</meta:generator>
    <dc:date>2016-07-20T14:29:55</dc:date>
    <dc:creator>Student MC</dc:creator>
    <meta:editing-duration>PT1H14M15S</meta:editing-duration>
    <meta:editing-cycles>25</meta:editing-cycles>
    <meta:printed-by>Student MC</meta:printed-by>
    <meta:print-date>2016-07-20T14:30:41</meta:print-date>
    <meta:document-statistic meta:table-count="0" meta:image-count="0" meta:object-count="0" meta:page-count="2" meta:paragraph-count="47" meta:word-count="877" meta:character-count="4985"/>
  </office:meta>
</office:document-meta>
</file>